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4583in"/>
    </style:style>
    <style:style style:name="co3" style:family="table-column">
      <style:table-column-properties fo:break-before="auto" style:column-width="1.6354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6379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Город отправления</text:p>
          </table:table-cell>
          <table:table-cell table:style-name="ce1" office:value-type="string" calcext:value-type="string">
            <text:p>Город прибытия</text:p>
          </table:table-cell>
          <table:table-cell table:style-name="ce1" office:value-type="string" calcext:value-type="string">
            <text:p>Номер борта</text:p>
          </table:table-cell>
          <table:table-cell office:value-type="string" calcext:value-type="string">
            <text:p>Нужный рейс</text:p>
          </table:table-cell>
          <table:table-cell table:style-name="ce3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ратов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еленджи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еленджи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ратов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ратов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еленджи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еленджи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еленджи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еленджи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еленджик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еленджи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еленджи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еленджи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2">
          <table:table-cell office:value-type="float" office:value="3345" calcext:value-type="float">
            <text:p>334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46" calcext:value-type="float">
            <text:p>334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47" calcext:value-type="float">
            <text:p>334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48" calcext:value-type="float">
            <text:p>334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50" calcext:value-type="float">
            <text:p>335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51" calcext:value-type="float">
            <text:p>335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52" calcext:value-type="float">
            <text:p>335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53" calcext:value-type="float">
            <text:p>335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54" calcext:value-type="float">
            <text:p>335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55" calcext:value-type="float">
            <text:p>335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56" calcext:value-type="float">
            <text:p>335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57" calcext:value-type="float">
            <text:p>335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58" calcext:value-type="float">
            <text:p>335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59" calcext:value-type="float">
            <text:p>335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60" calcext:value-type="float">
            <text:p>336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61" calcext:value-type="float">
            <text:p>336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62" calcext:value-type="float">
            <text:p>336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63" calcext:value-type="float">
            <text:p>336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64" calcext:value-type="float">
            <text:p>336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65" calcext:value-type="float">
            <text:p>336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66" calcext:value-type="float">
            <text:p>33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67" calcext:value-type="float">
            <text:p>336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68" calcext:value-type="float">
            <text:p>336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69" calcext:value-type="float">
            <text:p>336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70" calcext:value-type="float">
            <text:p>337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71" calcext:value-type="float">
            <text:p>337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72" calcext:value-type="float">
            <text:p>337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73" calcext:value-type="float">
            <text:p>337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74" calcext:value-type="float">
            <text:p>337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75" calcext:value-type="float">
            <text:p>337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76" calcext:value-type="float">
            <text:p>337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77" calcext:value-type="float">
            <text:p>337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78" calcext:value-type="float">
            <text:p>337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79" calcext:value-type="float">
            <text:p>337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80" calcext:value-type="float">
            <text:p>338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81" calcext:value-type="float">
            <text:p>338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82" calcext:value-type="float">
            <text:p>338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83" calcext:value-type="float">
            <text:p>33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84" calcext:value-type="float">
            <text:p>338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85" calcext:value-type="float">
            <text:p>338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86" calcext:value-type="float">
            <text:p>338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87" calcext:value-type="float">
            <text:p>338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88" calcext:value-type="float">
            <text:p>338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89" calcext:value-type="float">
            <text:p>338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90" calcext:value-type="float">
            <text:p>339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91" calcext:value-type="float">
            <text:p>339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93" calcext:value-type="float">
            <text:p>339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94" calcext:value-type="float">
            <text:p>339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95" calcext:value-type="float">
            <text:p>339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96" calcext:value-type="float">
            <text:p>339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97" calcext:value-type="float">
            <text:p>339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98" calcext:value-type="float">
            <text:p>339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01" calcext:value-type="float">
            <text:p>340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02" calcext:value-type="float">
            <text:p>340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03" calcext:value-type="float">
            <text:p>340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04" calcext:value-type="float">
            <text:p>340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05" calcext:value-type="float">
            <text:p>340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06" calcext:value-type="float">
            <text:p>340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07" calcext:value-type="float">
            <text:p>340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13" calcext:value-type="float">
            <text:p>341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69" calcext:value-type="float">
            <text:p>346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74" calcext:value-type="float">
            <text:p>347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3" table:number-columns-repeated="16379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number-columns-repeated="16379"/>
        </table:table-row>
        <table:table-row table:style-name="ro2" table:number-rows-repeated="1044995">
          <table:table-cell table:number-columns-repeated="5"/>
          <table:table-cell table:style-name="ce3" table:number-columns-repeated="16379"/>
        </table:table-row>
        <table:table-row table:style-name="ro2">
          <table:table-cell table:number-columns-repeated="5"/>
          <table:table-cell table:style-name="ce3" table:number-columns-repeated="16379"/>
        </table:table-row>
      </table:table>
      <table:table table:name="Сводная таблица_main_1" table:style-name="ta2">
        <table:table-column table:style-name="co5" table:default-cell-style-name="ce6"/>
        <table:table-column table:style-name="co5" table:default-cell-style-name="ce10"/>
        <table:table-column table:style-name="co5" table:number-columns-repeated="3" table:default-cell-style-name="Default"/>
        <table:table-row table:style-name="ro3">
          <table:table-cell table:style-name="ce4" office:value-type="string" calcext:value-type="string">
            <text:p>Номер борта</text:p>
          </table:table-cell>
          <table:table-cell table:style-name="ce8" office:value-type="string" calcext:value-type="string">
            <text:p>Сумма - Нужный рейс</text:p>
          </table:table-cell>
          <table:table-cell table:number-columns-repeated="2"/>
          <table:table-cell table:style-name="ce14" office:value-type="float" office:value="100" calcext:value-type="float">
            <text:p>100</text:p>
          </table:table-cell>
        </table:table-row>
        <table:table-row table:style-name="ro3"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3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3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3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3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3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3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3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3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3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3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3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3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3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3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3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3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3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3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3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3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3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3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3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3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3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3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3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3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3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3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3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3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3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3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3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3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3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3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3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3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3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3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3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3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3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3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3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3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3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3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3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3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3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3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3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3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3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3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3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3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3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3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3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3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3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3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3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3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3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3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3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12"/>
          <table:table-cell table:number-columns-repeated="3"/>
        </table:table-row>
        <table:table-row table:style-name="ro3">
          <table:table-cell table:style-name="ce7" office:value-type="string" calcext:value-type="string">
            <text:p>Итог Результат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main.A1:main.E3580"/>
      </table:database-ranges>
      <table:data-pilot-tables>
        <table:data-pilot-table table:name="DataPilot1" table:application-data="" table:target-range-address="'Сводная таблица_main_1'.A1:'Сводная таблица_main_1'.B102" table:buttons="'Сводная таблица_main_1'.A1" table:show-filter-button="false" table:drill-down-on-double-click="false">
          <table:source-cell-range table:cell-range-address="main.A1:main.E358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Номер борта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Нужный рейс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8in" svg:stroke-color="#1c334e" svg:stroke-opacity="100%" svg:stroke-linecap="butt" draw:fill-color="#4f81bd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meta:initial-creator/>
    <meta:creation-date>2021-08-31T10:14:03Z</meta:creation-date>
    <dc:date>2025-09-20T13:55:00.760176000</dc:date>
    <meta:editing-duration>PT17M53S</meta:editing-duration>
    <meta:editing-cycles>1</meta:editing-cycles>
    <meta:document-statistic meta:table-count="2" meta:cell-count="14449" meta:object-count="0"/>
  </office:meta>
</office:document-meta>
</file>